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nsolas1" svg:font-family="Consolas"/>
    <style:font-face style:name="Lucida Console1" svg:font-family="'Lucida Console'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</style:style>
    <style:style style:name="P9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0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1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2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3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4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15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6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17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18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19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20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21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2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3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4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5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6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7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8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9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30" style:family="paragraph" style:parent-style-name="Текст1">
      <style:paragraph-properties fo:text-align="center" style:justify-single-word="false"/>
    </style:style>
    <style:style style:name="P31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32" style:family="paragraph" style:parent-style-name="Heading_20_2" style:list-style-name="WW8Num2"/>
    <style:style style:name="P33" style:family="paragraph" style:parent-style-name="Heading_20_2" style:list-style-name="WW8Num2"/>
    <style:style style:name="P34" style:family="paragraph" style:parent-style-name="Heading_20_2" style:list-style-name="WW8Num2"/>
    <style:style style:name="P35" style:family="paragraph" style:parent-style-name="Heading_20_2" style:list-style-name="WW8Num2">
      <style:text-properties fo:font-size="12pt" style:font-size-asian="12pt" style:font-size-complex="12pt"/>
    </style:style>
    <style:style style:name="P3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7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8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3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4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6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Российской Федерации</text:p>
      <text:p text:style-name="P9">Санкт-Петербургский Государственный Электротехнический Университет «ЛЭТИ»</text:p>
      <text:p text:style-name="P11">Кафедра МО ЭВМ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о лабораторной работе №2</text:p>
      <text:p text:style-name="P30"><text:span text:style-name="T5">«</text:span><text:span text:style-name="T6">Разработка приложений с использованием библиотеки MFC</text:span><text:span text:style-name="T5">»</text:span></text:p>
      <text:p text:style-name="P10"/>
      <text:p text:style-name="P10"/>
      <text:p text:style-name="P10"/>
      <text:p text:style-name="P10"/>
      <text:p text:style-name="P14"><text:span text:style-name="T4">Преподаватель:<text:tab/><text:tab/>Романенко</text:span><text:span text:style-name="T2"> С.А.</text:span></text:p>
      <text:p text:style-name="P15">Выполнил:<text:tab/><text:tab/>студент гр. 3351</text:p>
      <text:p text:style-name="P15">Ерёменок А.В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0"/>
      <text:p text:style-name="P9">Санкт-Петербург </text:p>
      <text:p text:style-name="P9">2007</text:p>
      <text:p text:style-name="Standard"/>
      <text:list text:style-name="WW8Num2">
        <text:list-item>
          <text:h text:style-name="P37" text:outline-level="1"><text:span text:style-name="T3"><text:s/></text:span><text:span text:style-name="T3">План работы</text:span></text:h>
          <text:list>
            <text:list-item>
              <text:p text:style-name="P16">Найти проекты MFC Tutorial. Откомпилировать и выполнить пример Sketcher01. </text:p>
            </text:list-item>
            <text:list-item>
              <text:p text:style-name="P16">Откомпилировать и выполнить пример Sketcher02.</text:p>
            </text:list-item>
            <text:list-item>
              <text:p text:style-name="P16">Откомпилировать и выполнить пример Sketcher03.</text:p>
            </text:list-item>
            <text:list-item>
              <text:p text:style-name="P16">Откомпилировать и выполнить пример Sketcher04.</text:p>
            </text:list-item>
            <text:list-item>
              <text:p text:style-name="P16">Откомпилировать и выполнить пример Sketcher05.</text:p>
            </text:list-item>
          </text:list>
        </text:list-item>
        <text:list-item>
          <text:h text:style-name="P36" text:outline-level="1"><text:span text:style-name="T3"><text:s/></text:span><text:span text:style-name="T3">Выполнение</text:span></text:h>
          <text:list>
            <text:list-item>
              <text:h text:style-name="P31" text:outline-level="2"><text:s/>Найти проекты MFC Tutorial. Откомпилировать и выполнить пример Sketcher01</text:h>
              <text:list>
                <text:list-item>
                  <text:p text:style-name="P1">Просмотреть структуру классов проекта и выделить элементы архитектуры Model-View-Controller, реализованные в MFC. </text:p>
                </text:list-item>
                <text:list-item>
                  <text:p text:style-name="P1">Рассмотреть особенности обработки событий в MFC (OnElement... и OnUpdateElement...). </text:p>
                </text:list-item>
                <text:list-item>
                  <text:p text:style-name="P8"><text:span text:style-name="T8">Добавить в приложение поддержку других событий (в соответствии с индивидуальным заданием).</text:span> </text:p>
                </text:list-item>
              </text:list>
            </text:list-item>
            <text:list-item>
              <text:h text:style-name="P32" text:outline-level="2">Откомпилировать и выполнить пример Sketcher02 </text:h>
              <text:list>
                <text:list-item>
                  <text:p text:style-name="P1">Выполнить программу по шагам, установить контрольные точки на операциях с мышью и в местах обработки других событий, проинспектировать все полные объекты конечных производных классов. </text:p>
                </text:list-item>
                <text:list-item>
                  <text:p text:style-name="P1">Освоить работу с Profiler в MFC проектах. </text:p>
                </text:list-item>
                <text:list-item>
                  <text:p text:style-name="P1">Найти код отрисовки фигур на экране. </text:p>
                </text:list-item>
                <text:list-item>
                  <text:p text:style-name="P1">В конструкторе CSketcherApp::InitInstance() принудительно установить размеры и положение окна (в центре экрана). Изучить и изменить атрибуты (курсор, цвет фона и т.д.). </text:p>
                </text:list-item>
                <text:list-item>
                  <text:p text:style-name="P1">Модифицировать классы графических объектов из л/р 1 так чтобы они обладали возможностью отображать объекты в окне Windows. </text:p>
                </text:list-item>
              </text:list>
            </text:list-item>
            <text:list-item>
              <text:h text:style-name="P32" text:outline-level="2">Откомпилировать и выполнить пример Sketcher03</text:h>
              <text:list>
                <text:list-item>
                  <text:p text:style-name="P21">Заменить контейнер MFC для хранения элементов на контейнер из л/р 1. </text:p>
                </text:list-item>
                <text:list-item>
                  <text:p text:style-name="P21">Ознакомиться с механизмом отрисовки элементов. </text:p>
                </text:list-item>
                <text:list-item>
                  <text:p text:style-name="P21">К существующему режиму рисования элементов добавить режим изменения позиции элементов (drag'n'drop). </text:p>
                </text:list-item>
                <text:list-item>
                  <text:p text:style-name="P21">Добавить в контекстное меню элементы, инициирующие запуск алгоритмов из л/р 1. </text:p>
                </text:list-item>
              </text:list>
            </text:list-item>
            <text:list-item>
              <text:h text:style-name="P32" text:outline-level="2">Откомпилировать и выполнить пример Sketcher04</text:h>
              <text:list>
                <text:list-item>
                  <text:p text:style-name="P21">Ознакомиться с механизмом изменения масштаба View. </text:p>
                </text:list-item>
                <text:list-item>
                  <text:p text:style-name="P21">Подобно изменению масштаба, добавить диалоговое окно и систему обработки событий для изменения других свойств отображения фигур (толщина линий и т.д. - согласно индивидуальному заданию). </text:p>
                </text:list-item>
              </text:list>
            </text:list-item>
            <text:list-item>
              <text:h text:style-name="P35" text:outline-level="2">Откомпилировать и выполнить пример Sketcher05</text:h>
              <text:list>
                <text:list-item>
                  <text:p text:style-name="P21">Ознакомиться с возможностями сериализации контейнеров MFC (DECLARE_SERIAL, IMPLEMENT_SERIAL). </text:p>
                </text:list-item>
                <text:list-item>
                  <text:p text:style-name="P21"><text:soft-page-break/>В документе MFC использовать в методе Serialize сериализацию в поток из л/р 1. </text:p>
                </text:list-item>
              </text:list>
            </text:list-item>
          </text:list>
        </text:list-item>
        <text:list-item>
          <text:h text:style-name="P38" text:outline-level="1"><text:span text:style-name="T3"><text:s/></text:span><text:span text:style-name="T3">Вывод</text:span></text:h>
        </text:list-item>
      </text:list>
      <text:p text:style-name="P29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nsolas1" svg:font-family="Consolas"/>
    <style:font-face style:name="Lucida Console1" svg:font-family="'Lucida Console'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05T17:19:54</dc:date>
    <meta:print-date>2007-10-20T15:01:00</meta:print-date>
    <meta:editing-cycles>20</meta:editing-cycles>
    <meta:editing-duration>PT23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0" meta:word-count="306" meta:character-count="2430"/>
  </office:meta>
</office:document-meta>
</file>